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073" officeooo:paragraph-rsid="00152073"/>
    </style:style>
    <style:style style:name="P2" style:family="paragraph" style:parent-style-name="Standard">
      <style:paragraph-properties fo:text-align="center" style:justify-single-word="false"/>
      <style:text-properties officeooo:rsid="00152073" officeooo:paragraph-rsid="00152073"/>
    </style:style>
    <style:style style:name="P3" style:family="paragraph" style:parent-style-name="Standard">
      <style:paragraph-properties fo:text-align="start" style:justify-single-word="false"/>
      <style:text-properties officeooo:rsid="00152073" officeooo:paragraph-rsid="00152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Wood</text:p>
      <text:p text:style-name="P1">aew61</text:p>
      <text:p text:style-name="P1"/>
      <text:p text:style-name="P2">PS1</text:p>
      <text:p text:style-name="P3"><text:tab/>My strategy for maneuvering in the simulator was to incrementally run my ROS node and make path adjustments each time until I made it from my initial position to my final position. To ease this process, I developed some utility functions that provided basic rotation and translation services. Therefore, implementing additional movement instructions meant adding additional function calls in my main function.</text:p>
      <text:p text:style-name="P3"/>
      <text:p text:style-name="P3">I found that, while maneuvering, the rotation process was the most fragile. Despite using 36 significant digits of Pi and turning at an extremely slow rate (turning Pi/2 radians in 3 seconds updating every 100Hz per turn), that sometimes my turns are imprecise enough to cause my hard-coded trajectory to fail in moving the robot to the goal position. This scenario is rare enough that I am not worried of failure when my code is reproduced, but often enough that it is frustrating. I could theoretically solve this by increasing the frequency of message updates, or by slowing my turning rate (yaw rate) even more.</text:p>
      <text:p text:style-name="P3"/>
      <text:p text:style-name="P3">Finally, my main OS is Ubuntu 16, so I am running ROS kinetic locally where developed this solution. Therefore, I was worried that my solution would not build or run on ROS indigo depending on whether &lt;ros/ros.h&gt; or the stdr_simulator has changed between versions (or the environment in which they are built has changed significantly enough). To solve this, I created a 14.04 virtual machine and installed indigo on it, and I confirmed that my solution builds and runs as-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1:12:45.451246749</meta:creation-date>
    <dc:date>2017-02-01T21:24:25.075292154</dc:date>
    <meta:editing-duration>PT19S</meta:editing-duration>
    <meta:editing-cycles>1</meta:editing-cycles>
    <meta:document-statistic meta:table-count="0" meta:image-count="0" meta:object-count="0" meta:page-count="1" meta:paragraph-count="6" meta:word-count="251" meta:character-count="1520" meta:non-whitespace-character-count="1273"/>
    <meta:generator>LibreOffice/5.1.4.2$Linux_X86_64 LibreOffice_project/10m0$Build-2</meta:generator>
  </office:meta>
</office:document-meta>
</file>